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Standard">
      <style:table-properties style:width="17.463cm" fo:margin-left="0.318cm" style:page-number="auto" table:align="left" style:writing-mode="lr-tb"/>
    </style:style>
    <style:style style:name="Таблица1.A" style:family="table-column">
      <style:table-column-properties style:column-width="0.953cm"/>
    </style:style>
    <style:style style:name="Таблица1.B" style:family="table-column">
      <style:table-column-properties style:column-width="2.004cm"/>
    </style:style>
    <style:style style:name="Таблица1.C" style:family="table-column">
      <style:table-column-properties style:column-width="1.171cm"/>
    </style:style>
    <style:style style:name="Таблица1.D" style:family="table-column">
      <style:table-column-properties style:column-width="0.556cm"/>
    </style:style>
    <style:style style:name="Таблица1.E" style:family="table-column">
      <style:table-column-properties style:column-width="3.501cm"/>
    </style:style>
    <style:style style:name="Таблица1.F" style:family="table-column">
      <style:table-column-properties style:column-width="1.129cm"/>
    </style:style>
    <style:style style:name="Таблица1.G" style:family="table-column">
      <style:table-column-properties style:column-width="0.628cm"/>
    </style:style>
    <style:style style:name="Таблица1.H" style:family="table-column">
      <style:table-column-properties style:column-width="0.743cm"/>
    </style:style>
    <style:style style:name="Таблица1.I" style:family="table-column">
      <style:table-column-properties style:column-width="1cm"/>
    </style:style>
    <style:style style:name="Таблица1.J" style:family="table-column">
      <style:table-column-properties style:column-width="2.604cm"/>
    </style:style>
    <style:style style:name="Таблица1.K" style:family="table-column">
      <style:table-column-properties style:column-width="3.175cm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E1.1" style:family="table-column">
      <style:table-column-properties style:column-width="12.779cm"/>
    </style:style>
    <style:style style:name="Таблица1.2" style:family="table-row">
      <style:table-row-properties style:min-row-height="0.205cm" style:keep-together="false" fo:keep-together="always"/>
    </style:style>
    <style:style style:name="Таблица1.A3" style:family="table-cell">
      <style:table-cell-properties fo:padding-left="0.191cm" fo:padding-right="0.191cm" fo:padding-top="0cm" fo:padding-bottom="0cm" fo:border="0.002cm solid #000000"/>
    </style:style>
    <style:style style:name="Таблица1.4" style:family="table-row">
      <style:table-row-properties style:min-row-height="0.552cm" style:keep-together="true" fo:keep-together="auto"/>
    </style:style>
    <style:style style:name="Таблица1.A4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none"/>
    </style:style>
    <style:style style:name="Таблица1.B4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0.002cm solid #000000"/>
    </style:style>
    <style:style style:name="Таблица1.H4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5" style:family="table-row">
      <style:table-row-properties style:min-row-height="0.623cm" style:keep-together="true" fo:keep-together="auto"/>
    </style:style>
    <style:style style:name="Таблица1.H5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Таблица1.6" style:family="table-row">
      <style:table-row-properties style:min-row-height="0.61cm" style:keep-together="true" fo:keep-together="auto"/>
    </style:style>
    <style:style style:name="Таблица1.A7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B7.1" style:family="table-column">
      <style:table-column-properties style:column-width="3.909cm"/>
    </style:style>
    <style:style style:name="Таблица1.B7.2" style:family="table-column">
      <style:table-column-properties style:column-width="4.346cm"/>
    </style:style>
    <style:style style:name="Таблица1.B7.3" style:family="table-column">
      <style:table-column-properties style:column-width="1.905cm"/>
    </style:style>
    <style:style style:name="Таблица1.B7.4" style:family="table-column">
      <style:table-column-properties style:column-width="6.35cm"/>
    </style:style>
    <style:style style:name="Таблица1.B7.1.1" style:family="table-cell">
      <style:table-cell-properties fo:padding-left="0.191cm" fo:padding-right="0.191cm" fo:padding-top="0cm" fo:padding-bottom="0cm" fo:border-left="none" fo:border-right="none" fo:border-top="0.002cm solid #000000" fo:border-bottom="none"/>
    </style:style>
    <style:style style:name="Таблица1.B7.2.1" style:family="table-cell">
      <style:table-cell-properties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B7.4.2" style:family="table-cell">
      <style:table-cell-properties fo:padding-left="0.191cm" fo:padding-right="0.191cm" fo:padding-top="0cm" fo:padding-bottom="0cm" fo:border-left="none" fo:border-right="0.002cm solid #000000" fo:border-top="none" fo:border-bottom="none"/>
    </style:style>
    <style:style style:name="Таблица1.B7.1.3" style:family="table-cell">
      <style:table-cell-properties fo:padding-left="0.191cm" fo:padding-right="0.191cm" fo:padding-top="0cm" fo:padding-bottom="0cm" fo:border-left="none" fo:border-right="none" fo:border-top="none" fo:border-bottom="0.002cm solid #000000"/>
    </style:style>
    <style:style style:name="Таблица1.B7.4.3" style:family="table-cell">
      <style:table-cell-properties fo:padding-left="0.191cm" fo:padding-right="0.191cm" fo:padding-top="0cm" fo:padding-bottom="0cm" fo:border-left="none" fo:border-right="0.002cm solid #000000" fo:border-top="none" fo:border-bottom="0.002cm solid #000000"/>
    </style:style>
    <style:style style:name="Таблица1.8" style:family="table-row">
      <style:table-row-properties style:min-row-height="1.018cm" style:keep-together="false" fo:keep-together="always"/>
    </style:style>
    <style:style style:name="Таблица1.B8" style:family="table-cell">
      <style:table-cell-properties fo:padding-left="0.191cm" fo:padding-right="0.191cm" fo:padding-top="0cm" fo:padding-bottom="0cm" fo:border-left="none" fo:border-right="0.002cm solid #000000" fo:border-top="0.002cm solid #000000" fo:border-bottom="0.002cm solid #000000"/>
    </style:style>
    <style:style style:name="Таблица1.F8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Таблица1.11" style:family="table-row">
      <style:table-row-properties style:min-row-height="0.466cm" style:keep-together="true" fo:keep-together="auto"/>
    </style:style>
    <style:style style:name="Таблица1.B1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2cm solid #000000"/>
    </style:style>
    <style:style style:name="Таблица1.H12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1.B13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1.A14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Таблица1.D14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0.002cm solid #000000"/>
    </style:style>
    <style:style style:name="Таблица1.H14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Таблица1.B17.1" style:family="table-column">
      <style:table-column-properties style:column-width="2.639cm"/>
    </style:style>
    <style:style style:name="Таблица1.B17.3" style:family="table-column">
      <style:table-column-properties style:column-width="5.179cm"/>
    </style:style>
    <style:style style:name="Таблица1.B17.4" style:family="table-column">
      <style:table-column-properties style:column-width="7.521cm"/>
    </style:style>
    <style:style style:name="Таблица1.B17.1" style:family="table-row">
      <style:table-row-properties style:min-row-height="0.123cm" style:keep-together="false" fo:keep-together="always"/>
    </style:style>
    <style:style style:name="Таблица1.B17.1.1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/>
    </style:style>
    <style:style style:name="Таблица1.B17.3.1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B17.4.1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0.002cm solid #000000" fo:border-bottom="none"/>
    </style:style>
    <style:style style:name="Таблица1.B17.1.2" style:family="table-cell">
      <style:table-cell-properties style:vertical-align="middle" fo:padding-left="0.191cm" fo:padding-right="0.191cm" fo:padding-top="0cm" fo:padding-bottom="0cm" fo:border="none"/>
    </style:style>
    <style:style style:name="Таблица1.B17.2.2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none"/>
    </style:style>
    <style:style style:name="Таблица1.B17.4.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none"/>
    </style:style>
    <style:style style:name="Таблица1.B17.4" style:family="table-row">
      <style:table-row-properties style:min-row-height="0.229cm" style:keep-together="false" fo:keep-together="always"/>
    </style:style>
    <style:style style:name="Таблица1.18" style:family="table-row">
      <style:table-row-properties style:keep-together="true" fo:keep-together="auto"/>
    </style:style>
    <style:style style:name="Таблица1.19" style:family="table-row">
      <style:table-row-properties style:min-row-height="0.988cm" style:keep-together="false" fo:keep-together="always"/>
    </style:style>
    <style:style style:name="Таблица1.B20" style:family="table-cell">
      <style:table-cell-properties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1.21" style:family="table-row">
      <style:table-row-properties style:min-row-height="2.591cm" style:keep-together="true" fo:keep-together="auto"/>
    </style:style>
    <style:style style:name="Таблица1.C22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none"/>
    </style:style>
    <style:style style:name="Таблица1.23" style:family="table-row">
      <style:table-row-properties style:min-row-height="0.998cm" style:keep-together="false" fo:keep-together="always"/>
    </style:style>
    <style:style style:name="Таблица1.C23" style:family="table-cell">
      <style:table-cell-properties style:vertical-align="bottom" fo:padding-left="0.191cm" fo:padding-right="0.191cm" fo:padding-top="0cm" fo:padding-bottom="0cm" fo:border="none"/>
    </style:style>
    <style:style style:name="Таблица1.G23.1" style:family="table-column">
      <style:table-column-properties style:column-width="2.371cm"/>
    </style:style>
    <style:style style:name="Таблица1.G23.1" style:family="table-row">
      <style:table-row-properties style:min-row-height="1.074cm" style:keep-together="false" fo:keep-together="always"/>
    </style:style>
    <style:style style:name="Таблица1.G23.1.1" style:family="table-cell">
      <style:table-cell-properties style:vertical-align="bottom" fo:padding="0.191cm" fo:border-left="none" fo:border-right="none" fo:border-top="none" fo:border-bottom="0.002cm solid #000000"/>
    </style:style>
    <style:style style:name="Таблица1.G23.2" style:family="table-row">
      <style:table-row-properties style:min-row-height="0.499cm" style:keep-together="false" fo:keep-together="always"/>
    </style:style>
    <style:style style:name="Таблица1.G23.1.2" style:family="table-cell">
      <style:table-cell-properties style:vertical-align="bottom" fo:padding="0.191cm" fo:border="none"/>
    </style:style>
    <style:style style:name="Таблица1.24" style:family="table-row">
      <style:table-row-properties style:min-row-height="0.194cm" style:keep-together="true" fo:keep-together="auto"/>
    </style:style>
    <style:style style:name="Таблица1.A24.1" style:family="table-row">
      <style:table-row-properties style:min-row-height="1.134cm" style:keep-together="true" fo:keep-together="auto"/>
    </style:style>
    <style:style style:name="Таблица1.A24.2" style:family="table-row">
      <style:table-row-properties style:min-row-height="0.097cm" style:keep-together="true" fo:keep-together="auto"/>
    </style:style>
    <style:style style:name="Таблица1.C24.1" style:family="table-column">
      <style:table-column-properties style:column-width="6.357cm"/>
    </style:style>
    <style:style style:name="Таблица1.G24.1" style:family="table-row">
      <style:table-row-properties style:min-row-height="1.102cm" style:keep-together="true" fo:keep-together="auto"/>
    </style:style>
    <style:style style:name="Таблица1.G24.2" style:family="table-row">
      <style:table-row-properties style:min-row-height="0.048cm" style:keep-together="true" fo:keep-together="auto"/>
    </style:style>
    <style:style style:name="Таблица1.G24.1.3" style:family="table-cell">
      <style:table-cell-properties style:vertical-align="bottom" fo:padding="0.191cm" fo:border-left="none" fo:border-right="none" fo:border-top="0.002cm solid #000000" fo:border-bottom="none"/>
    </style:style>
    <style:style style:name="Таблица1.J24.1" style:family="table-column">
      <style:table-column-properties style:column-width="5.779cm"/>
    </style:style>
    <style:style style:name="Таблица1.J24.2" style:family="table-row">
      <style:table-row-properties style:min-row-height="0.794cm" style:keep-together="true" fo:keep-together="auto"/>
    </style:style>
    <style:style style:name="P1" style:family="paragraph" style:parent-style-name="Standard">
      <style:text-properties fo:font-size="9pt" fo:language="en" fo:country="US" fo:font-weight="bold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fo:language="uk" fo:country="UA"/>
    </style:style>
    <style:style style:name="P4" style:family="paragraph" style:parent-style-name="Standard">
      <style:paragraph-properties fo:text-align="center" style:justify-single-word="false"/>
      <style:text-properties fo:language="uk" fo:country="UA"/>
    </style:style>
    <style:style style:name="P5" style:family="paragraph" style:parent-style-name="Standard">
      <style:text-properties fo:font-size="8pt" fo:language="uk" fo:country="UA" fo:font-weight="bold" style:font-size-asian="8pt" style:font-weight-asian="bold" style:font-size-complex="8pt" style:font-weight-complex="bold"/>
    </style:style>
    <style:style style:name="P6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language="uk" fo:country="UA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fo:language="uk" fo:country="UA" style:font-size-asian="11pt" style:font-size-complex="11pt"/>
    </style:style>
    <style:style style:name="P10" style:family="paragraph" style:parent-style-name="Standard"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text-properties fo:font-size="11pt" fo:language="en" fo:country="US" style:font-size-asian="11pt" style:font-size-complex="11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style:text-position="-27% 100%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text-properties style:text-position="-27% 100%" fo:font-size="11pt" fo:language="uk" fo:country="UA" style:font-size-asian="11pt" style:font-size-complex="11pt"/>
    </style:style>
    <style:style style:name="P16" style:family="paragraph" style:parent-style-name="Standard">
      <style:text-properties style:text-position="-27% 100%" fo:font-size="11pt" style:font-size-asian="11pt" style:font-size-complex="11pt"/>
    </style:style>
    <style:style style:name="P17" style:family="paragraph" style:parent-style-name="heading_20_4">
      <style:paragraph-properties fo:margin-left="1.251cm" fo:margin-right="0cm" fo:text-indent="0cm" style:auto-text-indent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18" style:family="paragraph" style:parent-style-name="Îáû_f7_íûé_20__2b__20_íèæå_20_íà_20__20_3_20_ïò">
      <style:text-properties style:text-position="0% 100%"/>
    </style:style>
    <style:style style:name="P19" style:family="paragraph" style:parent-style-name="Standard">
      <style:text-properties fo:language="uk" fo:country="UA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uk" fo:country="UA"/>
    </style:style>
    <style:style style:name="T3" style:family="text">
      <style:text-properties fo:language="uk" fo:country="UA"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style:text-line-through-style="solid" fo:font-size="11pt" fo:font-weight="bold" style:font-size-asian="11pt" style:font-weight-asian="bold" style:font-size-complex="11pt" style:font-weight-complex="bold"/>
    </style:style>
    <style:style style:name="T8" style:family="text">
      <style:text-properties style:text-line-through-style="solid" fo:font-weight="bold" style:font-weight-asian="bold" style:font-weight-complex="bold"/>
    </style:style>
    <style:style style:name="T9" style:family="text">
      <style:text-properties style:text-line-through-style="solid" style:text-position="-27% 100%"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position="-27% 100%" fo:font-size="11pt" fo:font-weight="bold" style:font-size-asian="11pt" style:font-weight-asian="bold" style:font-size-complex="11pt" style:font-weight-complex="bold"/>
    </style:style>
    <style:style style:name="T11" style:family="text">
      <style:text-properties style:text-position="-27% 100%" fo:font-size="11pt" fo:language="uk" fo:country="UA" fo:font-weight="bold" style:font-size-asian="11pt" style:font-weight-asian="bold" style:font-size-complex="11pt" style:font-weight-complex="bold"/>
    </style:style>
    <style:style style:name="T12" style:family="text">
      <style:text-properties style:text-position="-27% 100%" fo:font-size="11pt" fo:language="uk" fo:country="UA" style:font-size-asian="11pt" style:font-size-complex="11pt"/>
    </style:style>
    <style:style style:name="T13" style:family="text">
      <style:text-properties style:text-position="-27% 100%" fo:font-size="11pt" style:font-size-asian="11pt" style:font-size-complex="11pt"/>
    </style:style>
    <style:style style:name="T1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row table:style-name="Таблица1.1">
          <table:table-cell table:style-name="Таблица1.A1" table:number-columns-spanned="4" office:value-type="string">
            <text:p text:style-name="P2">!Штамп1!</text:p>
          </table:table-cell>
          <table:covered-table-cell/>
          <table:covered-table-cell/>
          <table:covered-table-cell/>
          <table:table-cell table:number-columns-spanned="7">
            <table:table table:is-sub-table="true">
              <table:table-column table:style-name="Таблица1.E1.1"/>
              <table:table-row table:style-name="Таблица1.1">
                <table:table-cell table:style-name="Таблица1.A1" office:value-type="string">
                  <text:p text:style-name="P1"/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Standard"><text:span text:style-name="T1">АКТОВИЙ <text:s/>ЗАПИС <text:s/>ПРО <text:s/></text:span><text:span text:style-name="T3">НАРОДЖЕННЯ </text:span><text:span text:style-name="T1"><text:s/>№ !НАЗ!</text:span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6"><text:s text:c="30"/>від !ДДМММРРРР року!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columns-spanned="11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table:number-columns-spanned="11" office:value-type="string">
            <text:h text:style-name="heading_20_3" text:outline-level="3">Відомості <text:s/>про <text:s/>дитину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4" office:value-type="string">
            <text:p text:style-name="P4">1.</text:p>
          </table:table-cell>
          <table:table-cell table:style-name="Таблица1.B4" table:number-columns-spanned="6" office:value-type="string">
            <text:p text:style-name="Standard"><text:span text:style-name="T2">Прізвище </text:span><text:span text:style-name="T7">!СтПрН!</text:span><text:span text:style-name="T6"> <text:s/>!ПрН!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H4" office:value-type="string">
            <text:p text:style-name="P13">2.</text:p>
          </table:table-cell>
          <table:table-cell table:style-name="Таблица1.B4" table:number-columns-spanned="3" office:value-type="string">
            <text:p text:style-name="Îáû_f7_íûé_20__2b__20_íèæå_20_íà_20__20_3_20_ïò">Ім’я <text:s/><text:span text:style-name="T8">!СтІмН!</text:span><text:span text:style-name="T1"> <text:s/>!ІмН!</text:span></text:p>
          </table:table-cell>
          <table:covered-table-cell/>
          <table:covered-table-cell/>
        </table:table-row>
        <table:table-row table:style-name="Таблица1.5">
          <table:table-cell table:style-name="Таблица1.H4" office:value-type="string">
            <text:p text:style-name="P13">3.</text:p>
          </table:table-cell>
          <table:table-cell table:style-name="Таблица1.B4" table:number-columns-spanned="6" office:value-type="string">
            <text:p text:style-name="Standard">По батьков<text:span text:style-name="T2">і <text:s/></text:span><text:span text:style-name="T7">!СтПбН!</text:span><text:span text:style-name="T6"> <text:s/>!ПбН!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H5" office:value-type="string">
            <text:p text:style-name="P4">4.</text:p>
          </table:table-cell>
          <table:table-cell table:style-name="Таблица1.B4" table:number-columns-spanned="3" office:value-type="string">
            <text:p text:style-name="Îáû_f7_íûé_20__2b__20_íèæå_20_íà_20__20_3_20_ïò">Стать <text:s/><text:span text:style-name="T6">!стать!</text:span></text:p>
          </table:table-cell>
          <table:covered-table-cell/>
          <table:covered-table-cell/>
        </table:table-row>
        <table:table-row table:style-name="Таблица1.6">
          <table:table-cell table:style-name="Таблица1.H4" office:value-type="string">
            <text:p text:style-name="P9">5.</text:p>
          </table:table-cell>
          <table:table-cell table:style-name="Таблица1.B4" table:number-columns-spanned="10" office:value-type="string">
            <text:p text:style-name="P11"><text:span text:style-name="T2">Дата народження <text:s/></text:span><text:span text:style-name="T3">!ДатаН року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7" office:value-type="string">
            <text:p text:style-name="P4">6.</text:p>
          </table:table-cell>
          <table:table-cell table:number-columns-spanned="10">
            <table:table table:is-sub-table="true">
              <table:table-column table:style-name="Таблица1.B7.1"/>
              <table:table-column table:style-name="Таблица1.B7.2"/>
              <table:table-column table:style-name="Таблица1.B7.3"/>
              <table:table-column table:style-name="Таблица1.B7.4"/>
              <table:table-row table:style-name="Таблица1.1">
                <table:table-cell table:style-name="Таблица1.B7.1.1" office:value-type="string">
                  <text:p text:style-name="P3">Місце народження</text:p>
                </table:table-cell>
                <table:table-cell table:style-name="Таблица1.B7.2.1" table:number-columns-spanned="3" office:value-type="string">
                  <text:p text:style-name="Standard"/>
                </table:table-cell>
                <table:covered-table-cell/>
                <table:covered-table-cell/>
              </table:table-row>
              <table:table-row table:style-name="Таблица1.1">
                <table:table-cell table:style-name="Таблица1.A1" office:value-type="string">
                  <text:p text:style-name="P18">держава</text:p>
                </table:table-cell>
                <table:table-cell table:style-name="Таблица1.A1" office:value-type="string">
                  <text:p text:style-name="P14">!МНД!</text:p>
                </table:table-cell>
                <table:table-cell table:style-name="Таблица1.A1" office:value-type="string">
                  <text:p text:style-name="P15">область</text:p>
                </table:table-cell>
                <table:table-cell table:style-name="Таблица1.B7.4.2" office:value-type="string">
                  <text:p text:style-name="P14">!МНО!</text:p>
                </table:table-cell>
              </table:table-row>
              <table:table-row table:style-name="Таблица1.1">
                <table:table-cell table:style-name="Таблица1.B7.1.3" office:value-type="string">
                  <text:p text:style-name="P3">район</text:p>
                </table:table-cell>
                <table:table-cell table:style-name="Таблица1.B7.1.3" office:value-type="string">
                  <text:p text:style-name="P14">!МНР!</text:p>
                </table:table-cell>
                <table:table-cell table:style-name="Таблица1.B7.1.3" office:value-type="string">
                  <text:p text:style-name="P16">!МСС!</text:p>
                </table:table-cell>
                <table:table-cell table:style-name="Таблица1.B7.4.3" office:value-type="string">
                  <text:p text:style-name="P14">!МНМ!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8">
          <table:table-cell table:style-name="Таблица1.A7" office:value-type="string">
            <text:p text:style-name="P4">7.</text:p>
          </table:table-cell>
          <table:table-cell table:style-name="Таблица1.B8" table:number-columns-spanned="4" office:value-type="string">
            <text:p text:style-name="P11">Народилося дітей: <text:s/>одне, двоє, троє</text:p>
            <text:p text:style-name="P6">!дітей!</text:p>
          </table:table-cell>
          <table:covered-table-cell/>
          <table:covered-table-cell/>
          <table:covered-table-cell/>
          <table:table-cell table:style-name="Таблица1.F8" office:value-type="string">
            <text:p text:style-name="P15">8.</text:p>
          </table:table-cell>
          <table:table-cell table:style-name="Таблица1.B8" table:number-columns-spanned="5" office:value-type="string">
            <text:p text:style-name="P11">!Живонароджена чи мертвонароджена! (необхідне підкреслити)</text:p>
          </table:table-cell>
          <table:covered-table-cell/>
          <table:covered-table-cell/>
          <table:covered-table-cell/>
          <table:covered-table-cell/>
        </table:table-row>
        <table:table-row table:style-name="Таблица1.8">
          <table:table-cell table:style-name="Таблица1.F8" office:value-type="string">
            <text:p text:style-name="P4">9.</text:p>
          </table:table-cell>
          <table:table-cell table:style-name="Таблица1.B7.1.3" table:number-columns-spanned="9" office:value-type="string">
            <text:h text:style-name="P17" text:outline-level="4">Яка за рахунком дитина народилась у матері, включаючи новонародженого</text:h>
            <text:p text:style-name="P11">(враховуючи померлих і не враховуючи мертвонароджених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7.4.3" office:value-type="string">
            <text:p text:style-name="P6">!за рахунком!</text:p>
          </table:table-cell>
        </table:table-row>
        <table:table-row table:style-name="Таблица1.8">
          <table:table-cell table:style-name="Таблица1.F8" office:value-type="string">
            <text:p text:style-name="P4">10.</text:p>
          </table:table-cell>
          <table:table-cell table:style-name="Таблица1.B8" table:number-columns-spanned="10" office:value-type="string">
            <text:p text:style-name="P11">Документ, що підтверджує факт народження дитини</text:p>
            <text:p text:style-name="P6">!Документ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1">
          <table:table-cell table:style-name="Таблица1.F8" office:value-type="string">
            <text:p text:style-name="P4"/>
          </table:table-cell>
          <table:table-cell table:style-name="Таблица1.B8" table:number-columns-spanned="6" office:value-type="string">
            <text:p text:style-name="P7">Відомості <text:s/>про <text:s/>батьк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3" table:number-columns-spanned="4" office:value-type="string">
            <text:p text:style-name="P7">Відомості <text:s/>про <text:s/>матір</text:p>
          </table:table-cell>
          <table:covered-table-cell/>
          <table:covered-table-cell/>
          <table:covered-table-cell/>
        </table:table-row>
        <table:table-row table:style-name="Таблица1.11">
          <table:table-cell table:style-name="Таблица1.F8" office:value-type="string">
            <text:p text:style-name="P4">11.</text:p>
          </table:table-cell>
          <table:table-cell table:style-name="Таблица1.B12" table:number-columns-spanned="2" office:value-type="string">
            <text:p text:style-name="P8">Прізвище</text:p>
          </table:table-cell>
          <table:covered-table-cell/>
          <table:table-cell table:style-name="Таблица1.B4" table:number-columns-spanned="4" office:value-type="string">
            <text:p text:style-name="P14">!ПрБ!</text:p>
          </table:table-cell>
          <table:covered-table-cell/>
          <table:covered-table-cell/>
          <table:covered-table-cell/>
          <table:table-cell table:style-name="Таблица1.H12" table:number-columns-spanned="4" office:value-type="string">
            <text:p text:style-name="Standard"><text:span text:style-name="T9">!СтПрМ!</text:span><text:span text:style-name="T10">!ПрМ!</text:span></text:p>
          </table:table-cell>
          <table:covered-table-cell/>
          <table:covered-table-cell/>
          <table:covered-table-cell/>
        </table:table-row>
        <table:table-row table:style-name="Таблица1.11">
          <table:table-cell table:style-name="Таблица1.F8" office:value-type="string">
            <text:p text:style-name="P4">12.</text:p>
          </table:table-cell>
          <table:table-cell table:style-name="Таблица1.B13" table:number-columns-spanned="2" office:value-type="string">
            <text:p text:style-name="P16">Ім’я</text:p>
          </table:table-cell>
          <table:covered-table-cell/>
          <table:table-cell table:style-name="Таблица1.B4" table:number-columns-spanned="4" office:value-type="string">
            <text:p text:style-name="P6">!ІмБ!</text:p>
          </table:table-cell>
          <table:covered-table-cell/>
          <table:covered-table-cell/>
          <table:covered-table-cell/>
          <table:table-cell table:style-name="Таблица1.H12" table:number-columns-spanned="4" office:value-type="string">
            <text:p text:style-name="P6">!ІмМ!</text:p>
          </table:table-cell>
          <table:covered-table-cell/>
          <table:covered-table-cell/>
          <table:covered-table-cell/>
        </table:table-row>
        <table:table-row table:style-name="Таблица1.11">
          <table:table-cell table:style-name="Таблица1.A14" office:value-type="string">
            <text:p text:style-name="P4">13.</text:p>
          </table:table-cell>
          <table:table-cell table:style-name="Таблица1.B12" table:number-columns-spanned="2" office:value-type="string">
            <text:p text:style-name="P15">По батькові</text:p>
          </table:table-cell>
          <table:covered-table-cell/>
          <table:table-cell table:style-name="Таблица1.D14" table:number-columns-spanned="4" office:value-type="string">
            <text:p text:style-name="P6">!ПбБ!</text:p>
          </table:table-cell>
          <table:covered-table-cell/>
          <table:covered-table-cell/>
          <table:covered-table-cell/>
          <table:table-cell table:style-name="Таблица1.H14" table:number-columns-spanned="4" office:value-type="string">
            <text:p text:style-name="P6">!ПбМ!</text:p>
          </table:table-cell>
          <table:covered-table-cell/>
          <table:covered-table-cell/>
          <table:covered-table-cell/>
        </table:table-row>
        <table:table-row table:style-name="Таблица1.11">
          <table:table-cell table:style-name="Таблица1.F8" office:value-type="string">
            <text:p text:style-name="P4">14.</text:p>
          </table:table-cell>
          <table:table-cell table:style-name="Таблица1.B4" table:number-columns-spanned="6" office:value-type="string">
            <text:p text:style-name="Standard"><text:span text:style-name="T13">Дата народження</text:span><text:span text:style-name="T12"> <text:s/></text:span><text:span text:style-name="T10">! <text:s text:c="2"/>ДатаНБ <text:s text:c="2"/>!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H12" table:number-columns-spanned="4" office:value-type="string">
            <text:p text:style-name="P14">! <text:s text:c="2"/>ДатаНМ <text:s text:c="2"/>!</text:p>
          </table:table-cell>
          <table:covered-table-cell/>
          <table:covered-table-cell/>
          <table:covered-table-cell/>
        </table:table-row>
        <table:table-row table:style-name="Таблица1.11">
          <table:table-cell table:style-name="Таблица1.A14" office:value-type="string">
            <text:p text:style-name="P4">15.</text:p>
          </table:table-cell>
          <table:table-cell table:style-name="Таблица1.D14" table:number-columns-spanned="6" office:value-type="string">
            <text:p text:style-name="Standard"><text:span text:style-name="T12">Громадянство </text:span><text:span text:style-name="T11">!ГромадянствоБ!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H14" table:number-columns-spanned="4" office:value-type="string">
            <text:p text:style-name="P6">!ГромадянствоМ!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F8" office:value-type="string">
            <text:p text:style-name="P4">16.</text:p>
          </table:table-cell>
          <table:table-cell table:number-columns-spanned="10">
            <table:table table:is-sub-table="true">
              <table:table-column table:style-name="Таблица1.B17.1"/>
              <table:table-column table:style-name="Таблица1.C"/>
              <table:table-column table:style-name="Таблица1.B17.3"/>
              <table:table-column table:style-name="Таблица1.B17.4"/>
              <table:table-row table:style-name="Таблица1.B17.1">
                <table:table-cell table:style-name="Таблица1.B17.1.1" table:number-columns-spanned="2" office:value-type="string">
                  <text:p text:style-name="Standard"><text:span text:style-name="T4">Місце</text:span><text:span text:style-name="T5"> </text:span><text:span text:style-name="T4">проживання</text:span></text:p>
                </table:table-cell>
                <table:covered-table-cell/>
                <table:table-cell table:style-name="Таблица1.B17.3.1" office:value-type="string">
                  <text:p text:style-name="P6"/>
                </table:table-cell>
                <table:table-cell table:style-name="Таблица1.B17.4.1" office:value-type="string">
                  <text:p text:style-name="P6"/>
                </table:table-cell>
              </table:table-row>
              <table:table-row table:style-name="Таблица1.B17.1">
                <table:table-cell table:style-name="Таблица1.B17.1.2" office:value-type="string">
                  <text:p text:style-name="P8">Держава</text:p>
                </table:table-cell>
                <table:table-cell table:style-name="Таблица1.B17.2.2" table:number-columns-spanned="2" office:value-type="string">
                  <text:p text:style-name="P6">!мпбД!</text:p>
                </table:table-cell>
                <table:covered-table-cell/>
                <table:table-cell table:style-name="Таблица1.B17.4.2" office:value-type="string">
                  <text:p text:style-name="P6">!мпмД!</text:p>
                </table:table-cell>
              </table:table-row>
              <table:table-row table:style-name="Таблица1.B17.1">
                <table:table-cell table:style-name="Таблица1.B17.1.2" office:value-type="string">
                  <text:p text:style-name="P8">Область</text:p>
                </table:table-cell>
                <table:table-cell table:style-name="Таблица1.B17.2.2" table:number-columns-spanned="2" office:value-type="string">
                  <text:p text:style-name="P6">!мпбО!</text:p>
                </table:table-cell>
                <table:covered-table-cell/>
                <table:table-cell table:style-name="Таблица1.B17.4.2" office:value-type="string">
                  <text:p text:style-name="P6">!мпмО!</text:p>
                </table:table-cell>
              </table:table-row>
              <table:table-row table:style-name="Таблица1.B17.4">
                <table:table-cell table:style-name="Таблица1.B17.1.2" office:value-type="string">
                  <text:p text:style-name="P8">район</text:p>
                </table:table-cell>
                <table:table-cell table:style-name="Таблица1.B17.2.2" table:number-columns-spanned="2" office:value-type="string">
                  <text:p text:style-name="P6">!мпбР!</text:p>
                </table:table-cell>
                <table:covered-table-cell/>
                <table:table-cell table:style-name="Таблица1.B17.4.2" office:value-type="string">
                  <text:p text:style-name="P6">!мпмР!</text:p>
                </table:table-cell>
              </table:table-row>
              <table:table-row table:style-name="Таблица1.B17.4">
                <table:table-cell table:style-name="Таблица1.B17.1.2" office:value-type="string">
                  <text:p text:style-name="P11">!мссб!</text:p>
                </table:table-cell>
                <table:table-cell table:style-name="Таблица1.B17.2.2" table:number-columns-spanned="2" office:value-type="string">
                  <text:p text:style-name="P6">!мпбМ!</text:p>
                </table:table-cell>
                <table:covered-table-cell/>
                <table:table-cell table:style-name="Таблица1.B17.4.2" office:value-type="string">
                  <text:p text:style-name="P6">!мссм! !мпмМ!</text:p>
                </table:table-cell>
              </table:table-row>
              <table:table-row table:style-name="Таблица1.B17.4">
                <table:table-cell table:style-name="Таблица1.D14" table:number-columns-spanned="3" office:value-type="string">
                  <text:p text:style-name="Standard"><text:span text:style-name="T4">вул. </text:span><text:span text:style-name="T6">!вулб!</text:span><text:span text:style-name="T4"> буд. </text:span><text:span text:style-name="T6">!будб!</text:span><text:span text:style-name="T4"> кв. </text:span><text:span text:style-name="T6">!квб!</text:span></text:p>
                </table:table-cell>
                <table:covered-table-cell/>
                <table:covered-table-cell/>
                <table:table-cell table:style-name="Таблица1.H14" office:value-type="string">
                  <text:p text:style-name="Standard"><text:span text:style-name="T4">вул. </text:span><text:span text:style-name="T6">!вулм!</text:span><text:span text:style-name="T4"> буд. </text:span><text:span text:style-name="T6">!будм!</text:span><text:span text:style-name="T4"> кв. </text:span><text:span text:style-name="T6">!квм!</text:span>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8">
          <table:table-cell table:style-name="Таблица1.F8" office:value-type="string">
            <text:p text:style-name="P3">17.</text:p>
          </table:table-cell>
          <table:table-cell table:style-name="Таблица1.B8" table:number-columns-spanned="10" office:value-type="string">
            <text:p text:style-name="Standard"><text:span text:style-name="T4">Підстава запису відомостей про батька: <text:s text:c="2"/></text:span><text:span text:style-name="T6">!Підстава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9">
          <table:table-cell table:style-name="Таблица1.A7" office:value-type="string">
            <text:p text:style-name="P3">18.</text:p>
          </table:table-cell>
          <table:table-cell table:style-name="Таблица1.B8" table:number-columns-spanned="10" office:value-type="string">
            <text:p text:style-name="P11">Прізвище, ім’я, по батькові, адреса заявника, серія, номер, ким видано паспорт, дата його видачі та підпис заявника</text:p>
            <text:p text:style-name="P10">!ПІБЗ! !пасЗ1!</text:p>
            <text:p text:style-name="P11"><text:span text:style-name="T3">!АдрЗ! </text:span><text:span text:style-name="T1">!пасЗ2!</text:span><text:span text:style-name="T3"> </text:span><text:span text:style-name="T1">!пасЗ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F8" office:value-type="string">
            <text:p text:style-name="P3">19.</text:p>
          </table:table-cell>
          <table:table-cell table:style-name="Таблица1.B20" table:number-columns-spanned="3" office:value-type="string">
            <text:p text:style-name="P8">Видано свідоцтво </text:p>
          </table:table-cell>
          <table:covered-table-cell/>
          <table:covered-table-cell/>
          <table:table-cell table:style-name="Таблица1.B8" table:number-columns-spanned="7" office:value-type="string">
            <text:p text:style-name="P6">!ССНС! !СНВ!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1">
          <table:table-cell table:style-name="Таблица1.F8" office:value-type="string">
            <text:p text:style-name="P3">20.</text:p>
          </table:table-cell>
          <table:table-cell table:style-name="Таблица1.B8" table:number-columns-spanned="10" office:value-type="string">
            <text:p text:style-name="P19"><text:span text:style-name="T14">Для відміток</text:span> !Помітки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8">
          <table:table-cell table:style-name="Таблица1.B7.1.1" office:value-type="string">
            <text:p text:style-name="P8"/>
          </table:table-cell>
          <table:table-cell table:style-name="Таблица1.B7.1.1" office:value-type="string">
            <text:p text:style-name="P8"/>
          </table:table-cell>
          <table:table-cell table:style-name="Таблица1.C22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1.C22" table:number-columns-spanned="3" office:value-type="string">
            <text:p text:style-name="P8"/>
          </table:table-cell>
          <table:covered-table-cell/>
          <table:covered-table-cell/>
          <table:table-cell table:style-name="Таблица1.C22" table:number-columns-spanned="2" office:value-type="string">
            <text:p text:style-name="P8"/>
          </table:table-cell>
          <table:covered-table-cell/>
        </table:table-row>
        <table:table-row table:style-name="Таблица1.23"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C23" table:number-columns-spanned="4" office:value-type="string">
            <text:p text:style-name="P12"><text:span text:style-name="T2">Керівник </text:span>органу державної</text:p>
            <text:p text:style-name="P12">реєстрації актів цивільного стану</text:p>
          </table:table-cell>
          <table:covered-table-cell/>
          <table:covered-table-cell/>
          <table:covered-table-cell/>
          <table:table-cell table:number-columns-spanned="3">
            <table:table table:is-sub-table="true">
              <table:table-column table:style-name="Таблица1.G23.1"/>
              <table:table-row table:style-name="Таблица1.G23.1">
                <table:table-cell table:style-name="Таблица1.G23.1.1" office:value-type="string">
                  <text:p text:style-name="P3"/>
                </table:table-cell>
              </table:table-row>
              <table:table-row table:style-name="Таблица1.G23.2">
                <table:table-cell table:style-name="Таблица1.G23.1.2" office:value-type="string">
                  <text:p text:style-name="P8"><text:s text:c="4"/>(підпис)</text:p>
                </table:table-cell>
              </table:table-row>
            </table:table>
          </table:table-cell>
          <table:covered-table-cell/>
          <table:covered-table-cell/>
          <table:table-cell table:style-name="Таблица1.A1" table:number-columns-spanned="2" office:value-type="string">
            <text:p text:style-name="P12"/>
            <text:p text:style-name="P12"><text:span text:style-name="T2">!Керівник!</text:span></text:p>
          </table:table-cell>
          <table:covered-table-cell/>
        </table:table-row>
        <table:table-row table:style-name="Таблица1.24">
          <table:table-cell>
            <table:table table:is-sub-table="true">
              <table:table-column table:style-name="Таблица1.A"/>
              <table:table-row table:style-name="Таблица1.A24.1">
                <table:table-cell table:style-name="Таблица1.A1" office:value-type="string">
                  <text:p text:style-name="P3"/>
                </table:table-cell>
              </table:table-row>
              <table:table-row table:style-name="Таблица1.A24.2">
                <table:table-cell table:style-name="Таблица1.A1" office:value-type="string">
                  <text:p text:style-name="P3"/>
                </table:table-cell>
              </table:table-row>
            </table:table>
          </table:table-cell>
          <table:table-cell>
            <table:table table:is-sub-table="true">
              <table:table-column table:style-name="Таблица1.B"/>
              <table:table-row table:style-name="Таблица1.A24.1">
                <table:table-cell table:style-name="Таблица1.A1" office:value-type="string">
                  <text:p text:style-name="P3"/>
                  <text:p text:style-name="P3">М.П.</text:p>
                </table:table-cell>
              </table:table-row>
              <table:table-row table:style-name="Таблица1.A24.2">
                <table:table-cell table:style-name="Таблица1.A1" office:value-type="string">
                  <text:p text:style-name="P3"/>
                </table:table-cell>
              </table:table-row>
            </table:table>
          </table:table-cell>
          <table:table-cell table:number-columns-spanned="4">
            <table:table table:is-sub-table="true">
              <table:table-column table:style-name="Таблица1.C24.1"/>
              <table:table-row table:style-name="Таблица1.A24.1">
                <table:table-cell table:style-name="Таблица1.C23" office:value-type="string">
                  <text:p text:style-name="P8"/>
                </table:table-cell>
              </table:table-row>
              <table:table-row table:style-name="Таблица1.A24.2">
                <table:table-cell table:style-name="Таблица1.C23" office:value-type="string">
                  <text:p text:style-name="P12">Посадова особа органу державної</text:p>
                  <text:p text:style-name="P12">реєстрації актів цивільного стану,</text:p>
                  <text:p text:style-name="P12">яка склала актовий запис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number-columns-spanned="3">
            <table:table table:is-sub-table="true">
              <table:table-column table:style-name="Таблица1.G23.1"/>
              <table:table-row table:style-name="Таблица1.G24.1">
                <table:table-cell table:style-name="Таблица1.G23.1.2" office:value-type="string">
                  <text:p text:style-name="P3"/>
                </table:table-cell>
              </table:table-row>
              <table:table-row table:style-name="Таблица1.G24.2">
                <table:table-cell table:style-name="Таблица1.G23.1.2" office:value-type="string">
                  <text:p text:style-name="P3"/>
                </table:table-cell>
              </table:table-row>
              <table:table-row table:style-name="Таблица1.G24.2">
                <table:table-cell table:style-name="Таблица1.G24.1.3" office:value-type="string">
                  <text:p text:style-name="P8"><text:s text:c="4"/>(підпис)</text:p>
                </table:table-cell>
              </table:table-row>
            </table:table>
          </table:table-cell>
          <table:covered-table-cell/>
          <table:covered-table-cell/>
          <table:table-cell table:number-columns-spanned="2">
            <table:table table:is-sub-table="true">
              <table:table-column table:style-name="Таблица1.J24.1"/>
              <table:table-row table:style-name="Таблица1.A24.1">
                <table:table-cell table:style-name="Таблица1.C23" office:value-type="string">
                  <text:p text:style-name="P12"/>
                </table:table-cell>
              </table:table-row>
              <table:table-row table:style-name="Таблица1.J24.2">
                <table:table-cell table:style-name="Таблица1.C23" office:value-type="string">
                  <text:p text:style-name="P12"><text:span text:style-name="T2">!ПІБ_по! !Посада_по!</text:span></text:p>
                </table:table-cell>
              </table:table-row>
              <table:table-row table:style-name="Таблица1.G24.2">
                <table:table-cell table:style-name="Таблица1.C23" office:value-type="string">
                  <text:p text:style-name="P8"/>
                </table:table-cell>
              </table:table-row>
            </table:table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423cm" fo:margin-bottom="0.106cm" fo:keep-with-next="always"/>
      <style:text-properties style:font-name="Arial" fo:font-size="16pt" fo:font-weight="bold" style:letter-kerning="true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keep-with-next="always"/>
      <style:text-properties fo:font-size="9pt" fo:language="uk" fo:country="UA" fo:font-weight="bold" style:font-size-asian="9pt" style:font-weight-asian="bold" style:font-size-complex="9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keep-with-next="always"/>
      <style:text-properties style:font-name="Times New Roman CYR" fo:language="uk" fo:country="UA" style:font-name-asian="Times New Roman CYR" style:font-name-complex="Times New Roman CYR"/>
    </style:style>
    <style:style style:name="Îáû_f7_íûé_20__2b__20_íèæå_20_íà_20__20_3_20_ïò" style:display-name="Îáû÷íûé + íèæå íà  3 ïò" style:family="paragraph" style:parent-style-name="Standard">
      <style:text-properties style:text-position="-25% 100%" fo:language="uk" fo:country="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ÀÊÒÎÂÈÉ  ÇÀÏÈÑ  ÏÐÎ  ÑÌÅÐÒÜ  ¹ </dc:title>
    <meta:initial-creator>User</meta:initial-creator>
    <dc:creator>Vladimir Koltsov</dc:creator>
    <meta:creation-date>2008-08-07T14:40:00</meta:creation-date>
    <dc:date>2012-04-08T18:59:54.25</dc:date>
    <meta:generator>OpenOffice.org/3.3$Win32 OpenOffice.org_project/330m20$Build-9567</meta:generator>
    <meta:editing-duration>PT10M47S</meta:editing-duration>
    <meta:editing-cycles>13</meta:editing-cycles>
    <meta:document-statistic meta:table-count="1" meta:image-count="0" meta:object-count="0" meta:page-count="1" meta:paragraph-count="93" meta:word-count="208" meta:character-count="1447"/>
  </office:meta>
</office:document-meta>
</file>